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2cffb"/>
    </style:style>
    <style:style style:name="P2" style:family="paragraph" style:parent-style-name="Text_20_body">
      <style:paragraph-properties fo:text-align="end" style:justify-single-word="false"/>
      <style:text-properties fo:font-style="italic" officeooo:rsid="0013b81f" officeooo:paragraph-rsid="0013b81f" style:font-style-asian="italic" style:font-style-complex="italic"/>
    </style:style>
    <style:style style:name="T1" style:family="text">
      <style:text-properties officeooo:rsid="0013b8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hatGPT válaszaiban - a spanyolországi áramkimaradással kapcsolatban - többnyire releváns információk szerepelnek. A 2025. április 28-i áramkimaradás okaként említett „inter-area oszcillációk” és a „megújuló energiaforrások magas aránya” valós tényezők lehetnek, <text:span text:style-name="T1">viszont</text:span> a pontos <text:span text:style-name="T1">befolyásuk még</text:span> további vizsgálatot igényel<text:span text:style-name="T1">ne</text:span>. <text:span text:style-name="T1">Bár ezeket már hivatalosan elutasították - a ChatGPT nem említette meg a találgatásokat, miszerint az ‘áramszünetet egy terrortámadás, vagy kibertámadás okozhatta’.</text:span> A közlekedési és egészségügyi következmények drámaiak <text:span text:style-name="T1">és</text:span> a halálesetekkel kapcsolatos állítások különösen érzékenyek; ezeket más <text:span text:style-name="T1">források</text:span> is <text:span text:style-name="T1">alátámasztják</text:span>. A helyreállítás gyorsasága és a nemzetközi segítség pozitívum, de a jövőbeli megelőzési javaslatok általánosak. A korábbi áramkimaradások említése kontextusba helyezi az eseményt. Összességében a ChatGPT válaszai kiindulópontnak jók, de <text:span text:style-name="T1">különösen a kialakulás magyarázatánál lenne még szükség több kutatásra, részletesebb kifejtésre, jobb magyarázatra</text:span>.</text:p>
      <text:p text:style-name="P2">Ancsin Ádá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0:55:27.399000000</meta:creation-date>
    <meta:print-date>2025-05-05T11:23:16.126000000</meta:print-date>
    <meta:printed-by>PDF files</meta:printed-by>
    <dc:date>2025-05-05T11:35:00.481000000</dc:date>
    <meta:editing-duration>PT2M33S</meta:editing-duration>
    <meta:editing-cycles>1</meta:editing-cycles>
    <meta:document-statistic meta:table-count="0" meta:image-count="0" meta:object-count="0" meta:page-count="1" meta:paragraph-count="2" meta:word-count="122" meta:character-count="1012" meta:non-whitespace-character-count="892"/>
    <meta:generator>LibreOffice/24.8.6.1$Windows_X86_64 LibreOffice_project/051bf11303684a0a982c9966e8be766d0a9efbc7</meta:generator>
  </office:meta>
</office:document-meta>
</file>